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507in" table:align="left"/>
    </style:style>
    <style:style style:name="Table1.A" style:family="table-column">
      <style:table-column-properties style:column-width="0.459in"/>
    </style:style>
    <style:style style:name="Table1.B" style:family="table-column">
      <style:table-column-properties style:column-width="0.4833in"/>
    </style:style>
    <style:style style:name="Table1.C" style:family="table-column">
      <style:table-column-properties style:column-width="0.50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0cfde" officeooo:paragraph-rsid="0010cfde"/>
    </style:style>
    <style:style style:name="P2" style:family="paragraph" style:parent-style-name="Standard">
      <style:text-properties officeooo:rsid="0012a66f" officeooo:paragraph-rsid="0012a66f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/>
    </style:style>
    <style:style style:name="P4" style:family="paragraph" style:parent-style-name="Table_20_Heading">
      <style:text-properties fo:font-weight="bold" officeooo:rsid="000d5c0b" officeooo:paragraph-rsid="000d5c0b" style:font-weight-asian="bold" style:font-weight-complex="bold"/>
    </style:style>
    <style:style style:name="T1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style:font-name="DejaVu Sa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style:font-name="DejaVu Sa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1_robot = np.array([<text:bookmark-start text:name="__DdeLink__1_3082483005"/>0.1384<text:bookmark-end text:name="__DdeLink__1_3082483005"/>550871179912, <text:bookmark-start text:name="__DdeLink__3_3082483005"/>-0.492<text:bookmark-end text:name="__DdeLink__3_3082483005"/>0750733673532, 0.04365100825986834])</text:p>
      <text:p text:style-name="Standard">P2_robot = np.array([0.13456400380085481, -0.20731658393297087, 0.04305948671298038])</text:p>
      <text:p text:style-name="Standard"/>
      <text:p text:style-name="P1">TCP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 table:style-name="TableLine94803824370512">
            <table:table-cell table:style-name="Table1.A1" office:value-type="string">
              <text:p text:style-name="P4">Point</text:p>
            </table:table-cell>
            <table:table-cell table:style-name="Table1.A1" office:value-type="string">
              <text:p text:style-name="Table_20_Heading">X (m)</text:p>
            </table:table-cell>
            <table:table-cell table:style-name="Table1.A1" office:value-type="string">
              <text:p text:style-name="Table_20_Heading">Y (m)</text:p>
            </table:table-cell>
            <table:table-cell table:style-name="Table1.A1" office:value-type="string">
              <text:p text:style-name="Table_20_Heading">Z (m)</text:p>
            </table:table-cell>
          </table:table-row>
        </table:table-header-rows>
        <table:table-row table:style-name="TableLine94803824404896">
          <table:table-cell table:style-name="Table1.A1" office:value-type="string">
            <text:p text:style-name="Table_20_Contents">P1</text:p>
          </table:table-cell>
          <table:table-cell table:style-name="Table1.A1" office:value-type="string">
            <text:p text:style-name="Table_20_Contents">0.138</text:p>
          </table:table-cell>
          <table:table-cell table:style-name="Table1.A1" office:value-type="string">
            <text:p text:style-name="Table_20_Contents">-0.492</text:p>
          </table:table-cell>
          <table:table-cell table:style-name="Table1.A1" office:value-type="string">
            <text:p text:style-name="Table_20_Contents">0.044</text:p>
          </table:table-cell>
        </table:table-row>
        <table:table-row table:style-name="TableLine94803824405536">
          <table:table-cell table:style-name="Table1.A1" office:value-type="string">
            <text:p text:style-name="Table_20_Contents">P2</text:p>
          </table:table-cell>
          <table:table-cell table:style-name="Table1.A1" office:value-type="string">
            <text:p text:style-name="Table_20_Contents">0.135</text:p>
          </table:table-cell>
          <table:table-cell table:style-name="Table1.A1" office:value-type="string">
            <text:p text:style-name="Table_20_Contents">-0.207</text:p>
          </table:table-cell>
          <table:table-cell table:style-name="Table1.A1" office:value-type="string">
            <text:p text:style-name="Table_20_Contents">0.043</text:p>
          </table:table-cell>
        </table:table-row>
        <table:table-row table:style-name="TableLine94803824406448">
          <table:table-cell table:style-name="Table1.A1" office:value-type="string">
            <text:p text:style-name="Table_20_Contents">P3</text:p>
          </table:table-cell>
          <table:table-cell table:style-name="Table1.A1" office:value-type="string">
            <text:p text:style-name="Table_20_Contents">0.778</text:p>
          </table:table-cell>
          <table:table-cell table:style-name="Table1.A1" office:value-type="string">
            <text:p text:style-name="Table_20_Contents">-0.492</text:p>
          </table:table-cell>
          <table:table-cell table:style-name="Table1.A1" office:value-type="string">
            <text:p text:style-name="Table_20_Contents">0.044</text:p>
          </table:table-cell>
        </table:table-row>
        <table:table-row table:style-name="TableLine94803824407408">
          <table:table-cell table:style-name="Table1.A1" office:value-type="string">
            <text:p text:style-name="Table_20_Contents">P4</text:p>
          </table:table-cell>
          <table:table-cell table:style-name="Table1.A1" office:value-type="string">
            <text:p text:style-name="Table_20_Contents">0.975</text:p>
          </table:table-cell>
          <table:table-cell table:style-name="Table1.A1" office:value-type="string">
            <text:p text:style-name="Table_20_Contents">-0.207</text:p>
          </table:table-cell>
          <table:table-cell table:style-name="Table1.A1" office:value-type="string">
            <text:p text:style-name="Table_20_Contents">0.043</text:p>
          </table:table-cell>
        </table:table-row>
        <table:table-row table:style-name="TableLine94803824408480">
          <table:table-cell table:style-name="Table1.A1" office:value-type="string">
            <text:p text:style-name="Table_20_Contents">P5</text:p>
          </table:table-cell>
          <table:table-cell table:style-name="Table1.A1" office:value-type="string">
            <text:p text:style-name="Table_20_Contents">0.778</text:p>
          </table:table-cell>
          <table:table-cell table:style-name="Table1.A1" office:value-type="string">
            <text:p text:style-name="Table_20_Contents">0.088</text:p>
          </table:table-cell>
          <table:table-cell table:style-name="Table1.A1" office:value-type="string">
            <text:p text:style-name="Table_20_Contents">0.044</text:p>
          </table:table-cell>
        </table:table-row>
      </table:table>
      <text:p text:style-name="Standard"/>
      <text:p text:style-name="P2">TCP </text:p>
      <text:p text:style-name="P2">P1= -0.132 <text:bookmark-start text:name="__DdeLink__8_3082483005"/>0.487<text:bookmark-end text:name="__DdeLink__8_3082483005"/></text:p>
      <text:p text:style-name="P2">P2= -0.132 0.206</text:p>
      <text:p text:style-name="P2">P3= <text:bookmark-start text:name="__DdeLink__10_3082483005"/>0.972<text:bookmark-end text:name="__DdeLink__10_3082483005"/> 0.487</text:p>
      <text:p text:style-name="P2">P4= 0.972 0.206</text:p>
      <text:p text:style-name="P2"/>
      <text:p text:style-name="Standard"/>
      <text:p text:style-name="Standard"/>
      <text:p text:style-name="P1">Pixels </text:p>
      <text:p text:style-name="Standard">P1 = (102, 672)</text:p>
      <text:p text:style-name="Standard">P2 = (102, 384)</text:p>
      <text:p text:style-name="Standard">P3 = (918, 672)</text:p>
      <text:p text:style-name="Standard">P4 = (918, 384)</text:p>
      <text:p text:style-name="Standard">P5 = (918, 96)</text:p>
      <text:p text:style-name="Standard"/>
      <text:p text:style-name="Standard">[[<text:bookmark-start text:name="__DdeLink__12_3082483005"/>7.35135136e+02<text:bookmark-end text:name="__DdeLink__12_3082483005"/> 0.00000000e+00 <text:bookmark-start text:name="__DdeLink__14_3082483005"/>2.03448646e+02<text:bookmark-end text:name="__DdeLink__14_3082483005"/>]</text:p>
      <text:p text:style-name="Standard"><text:s/>[0.00000000e+00 <text:bookmark-start text:name="__DdeLink__16_3082483005"/>1.02857148e+03<text:bookmark-end text:name="__DdeLink__16_3082483005"/> <text:bookmark-start text:name="__DdeLink__18_3082483005"/>1.71085702e+02<text:bookmark-end text:name="__DdeLink__18_3082483005"/>]</text:p>
      <text:p text:style-name="Standard"><text:s/>[0.00000000e+00 0.00000000e+00 1.00000000e+00]]</text:p>
      <text:p text:style-name="Standard"/>
      <text:p text:style-name="P3"><text:span text:style-name="T1">import </text:span><text:span text:style-name="T2">numpy </text:span><text:span text:style-name="T1">as </text:span><text:span text:style-name="T2">np</text:span><text:line-break/><text:span text:style-name="T1">import </text:span><text:span text:style-name="T2">cv2</text:span><text:line-break/><text:line-break/><text:span text:style-name="T3"># </text:span><text:span text:style-name="T4">إحداثيات</text:span><text:span text:style-name="T3"> TCP (</text:span><text:span text:style-name="T4">بالمتر</text:span><text:span text:style-name="T3">)</text:span><text:line-break/><text:span text:style-name="T2">real_points = np.array([</text:span><text:line-break/><text:span text:style-name="T2"> <text:s text:c="3"/>[-</text:span><text:span text:style-name="T5">0.138</text:span><text:span text:style-name="T2">, </text:span><text:span text:style-name="T5">0.487</text:span><text:span text:style-name="T2">],</text:span><text:line-break/><text:span text:style-name="T2"> <text:s text:c="3"/>[-</text:span><text:span text:style-name="T5">0.138</text:span><text:span text:style-name="T2">, </text:span><text:span text:style-name="T5">0.207</text:span><text:span text:style-name="T2">],</text:span><text:line-break/><text:span text:style-name="T2"> <text:s text:c="3"/>[</text:span><text:span text:style-name="T5">0.972</text:span><text:span text:style-name="T2">, </text:span><text:span text:style-name="T5">0.487</text:span><text:span text:style-name="T2">],</text:span><text:line-break/><text:span text:style-name="T2"> <text:s text:c="3"/>[</text:span><text:span text:style-name="T5">0.972</text:span><text:span text:style-name="T2">, </text:span><text:span text:style-name="T5">0.207</text:span><text:span text:style-name="T2">],</text:span><text:line-break/><text:line-break/><text:span text:style-name="T2">], </text:span><text:span text:style-name="T6">dtype</text:span><text:span text:style-name="T2">=np.float32)</text:span><text:line-break/><text:line-break/><text:span text:style-name="T3"># </text:span><text:span text:style-name="T4">إحداثيات البكسل المقابلة</text:span><text:line-break/><text:span text:style-name="T2">pixel_points = np.array([</text:span><text:line-break/><text:span text:style-name="T2"> <text:s text:c="3"/>[</text:span><text:span text:style-name="T5">102</text:span><text:span text:style-name="T2">, </text:span><text:span text:style-name="T5">672</text:span><text:span text:style-name="T2">], <text:s/></text:span><text:span text:style-name="T3"># P1</text:span><text:line-break/><text:span text:style-name="T3"> <text:s text:c="3"/></text:span><text:span text:style-name="T2">[</text:span><text:span text:style-name="T5">102</text:span><text:span text:style-name="T2">, </text:span><text:span text:style-name="T5">384</text:span><text:span text:style-name="T2">], <text:s/></text:span><text:span text:style-name="T3"># P2</text:span><text:line-break/><text:span text:style-name="T3"> <text:s text:c="3"/></text:span><text:span text:style-name="T2">[</text:span><text:span text:style-name="T5">918</text:span><text:span text:style-name="T2">, </text:span><text:span text:style-name="T5">672</text:span><text:span text:style-name="T2">], <text:s/></text:span><text:span text:style-name="T3"># P3</text:span><text:line-break/><text:span text:style-name="T3"> <text:s text:c="3"/></text:span><text:span text:style-name="T2">[</text:span><text:span text:style-name="T5">918</text:span><text:span text:style-name="T2">, </text:span><text:span text:style-name="T5">384</text:span><text:span text:style-name="T2">], <text:s/></text:span><text:span text:style-name="T3"># P4</text:span><text:line-break/><text:line-break/><text:span text:style-name="T2">], </text:span><text:span text:style-name="T6">dtype</text:span><text:span text:style-name="T2">=np.float32)</text:span><text:line-break/><text:line-break/><text:span text:style-name="T3"># </text:span><text:span text:style-name="T4">حساب مصفوفة</text:span><text:span text:style-name="T3"> Homography</text:span><text:line-break/><text:soft-page-break/><text:span text:style-name="T2">H, status = cv2.findHomography(real_points, pixel_points)</text:span><text:line-break/><text:line-break/><text:span text:style-name="T7">print</text:span><text:span text:style-name="T2">(</text:span><text:span text:style-name="T8">"</text:span><text:span text:style-name="T9">مصفوفة</text:span><text:span text:style-name="T8"> Homography:"</text:span><text:span text:style-name="T2">)</text:span><text:line-break/><text:span text:style-name="T7">print</text:span><text:span text:style-name="T2">(H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8T14:02:04.557748004</meta:creation-date>
    <dc:date>2025-07-28T18:01:13.004555870</dc:date>
    <meta:editing-duration>PT46M6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42" meta:word-count="141" meta:character-count="1039" meta:non-whitespace-character-count="893"/>
  </office:meta>
</office:document-meta>
</file>